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8.43" calcext:value-type="float">
            <text:p>118.43</text:p>
          </table:table-cell>
          <table:table-cell office:value-type="float" office:value="112" calcext:value-type="float">
            <text:p>112</text:p>
          </table:table-cell>
          <table:table-cell office:value-type="float" office:value="121.108" calcext:value-type="float">
            <text:p>121.108</text:p>
          </table:table-cell>
          <table:table-cell office:value-type="float" office:value="5.831" calcext:value-type="float">
            <text:p>5.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.231" calcext:value-type="float">
            <text:p>123.231</text:p>
          </table:table-cell>
          <table:table-cell office:value-type="float" office:value="120.346" calcext:value-type="float">
            <text:p>120.346</text:p>
          </table:table-cell>
          <table:table-cell office:value-type="float" office:value="127" calcext:value-type="float">
            <text:p>127</text:p>
          </table:table-cell>
          <table:table-cell office:value-type="float" office:value="3.606" calcext:value-type="float">
            <text:p>3.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2.479" calcext:value-type="float">
            <text:p>122.479</text:p>
          </table:table-cell>
          <table:table-cell office:value-type="float" office:value="120.755" calcext:value-type="float">
            <text:p>120.755</text:p>
          </table:table-cell>
          <table:table-cell office:value-type="float" office:value="124.361" calcext:value-type="float">
            <text:p>124.361</text:p>
          </table:table-cell>
          <table:table-cell office:value-type="float" office:value="4.472" calcext:value-type="float">
            <text:p>4.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.919" calcext:value-type="float">
            <text:p>120.919</text:p>
          </table:table-cell>
          <table:table-cell office:value-type="float" office:value="117" calcext:value-type="float">
            <text:p>117</text:p>
          </table:table-cell>
          <table:table-cell office:value-type="float" office:value="123.475" calcext:value-type="float">
            <text:p>123.475</text:p>
          </table:table-cell>
          <table:table-cell office:value-type="float" office:value="4.123" calcext:value-type="float">
            <text:p>4.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4.662" calcext:value-type="float">
            <text:p>124.662</text:p>
          </table:table-cell>
          <table:table-cell office:value-type="float" office:value="120.698" calcext:value-type="float">
            <text:p>120.698</text:p>
          </table:table-cell>
          <table:table-cell office:value-type="float" office:value="128.04" calcext:value-type="float">
            <text:p>128.04</text:p>
          </table:table-cell>
          <table:table-cell office:value-type="float" office:value="5.099" calcext:value-type="float">
            <text:p>5.09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4.026" calcext:value-type="float">
            <text:p>124.026</text:p>
          </table:table-cell>
          <table:table-cell office:value-type="float" office:value="122" calcext:value-type="float">
            <text:p>122</text:p>
          </table:table-cell>
          <table:table-cell office:value-type="float" office:value="126.222" calcext:value-type="float">
            <text:p>126.222</text:p>
          </table:table-cell>
          <table:table-cell office:value-type="float" office:value="5.385" calcext:value-type="float">
            <text:p>5.3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2.401" calcext:value-type="float">
            <text:p>122.401</text:p>
          </table:table-cell>
          <table:table-cell office:value-type="float" office:value="118.864" calcext:value-type="float">
            <text:p>118.864</text:p>
          </table:table-cell>
          <table:table-cell office:value-type="float" office:value="125.507" calcext:value-type="float">
            <text:p>125.507</text:p>
          </table:table-cell>
          <table:table-cell office:value-type="float" office:value="5.099" calcext:value-type="float">
            <text:p>5.0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2.8" calcext:value-type="float">
            <text:p>122.8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4.765" calcext:value-type="float">
            <text:p>124.765</text:p>
          </table:table-cell>
          <table:table-cell office:value-type="float" office:value="123.574" calcext:value-type="float">
            <text:p>123.574</text:p>
          </table:table-cell>
          <table:table-cell office:value-type="float" office:value="127" calcext:value-type="float">
            <text:p>127</text:p>
          </table:table-cell>
          <table:table-cell office:value-type="float" office:value="2.828" calcext:value-type="float">
            <text:p>2.8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2.774" calcext:value-type="float">
            <text:p>122.774</text:p>
          </table:table-cell>
          <table:table-cell office:value-type="float" office:value="121.213" calcext:value-type="float">
            <text:p>121.213</text:p>
          </table:table-cell>
          <table:table-cell office:value-type="float" office:value="125" calcext:value-type="float">
            <text:p>125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7.162" calcext:value-type="float">
            <text:p>127.162</text:p>
          </table:table-cell>
          <table:table-cell office:value-type="float" office:value="126.575" calcext:value-type="float">
            <text:p>126.575</text:p>
          </table:table-cell>
          <table:table-cell office:value-type="float" office:value="127.911" calcext:value-type="float">
            <text:p>127.911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4.333" calcext:value-type="float">
            <text:p>124.333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2.941" calcext:value-type="float">
            <text:p>122.941</text:p>
          </table:table-cell>
          <table:table-cell office:value-type="float" office:value="120.979" calcext:value-type="float">
            <text:p>120.979</text:p>
          </table:table-cell>
          <table:table-cell office:value-type="float" office:value="124.54" calcext:value-type="float">
            <text:p>124.54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1.5" calcext:value-type="float">
            <text:p>121.5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</table:table-row>
      </table:table>
      <table:table table:name="10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8.204" calcext:value-type="float">
            <text:p>118.204</text:p>
          </table:table-cell>
          <table:table-cell office:value-type="float" office:value="117" calcext:value-type="float">
            <text:p>117</text:p>
          </table:table-cell>
          <table:table-cell office:value-type="float" office:value="119.285" calcext:value-type="float">
            <text:p>119.285</text:p>
          </table:table-cell>
          <table:table-cell office:value-type="float" office:value="16.763" calcext:value-type="float">
            <text:p>16.7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19.122" calcext:value-type="float">
            <text:p>119.122</text:p>
          </table:table-cell>
          <table:table-cell office:value-type="float" office:value="117.637" calcext:value-type="float">
            <text:p>117.637</text:p>
          </table:table-cell>
          <table:table-cell office:value-type="float" office:value="121.45" calcext:value-type="float">
            <text:p>121.45</text:p>
          </table:table-cell>
          <table:table-cell office:value-type="float" office:value="21.474" calcext:value-type="float">
            <text:p>21.4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7.499" calcext:value-type="float">
            <text:p>117.499</text:p>
          </table:table-cell>
          <table:table-cell office:value-type="float" office:value="116.901" calcext:value-type="float">
            <text:p>116.901</text:p>
          </table:table-cell>
          <table:table-cell office:value-type="float" office:value="118.433" calcext:value-type="float">
            <text:p>118.433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8.032" calcext:value-type="float">
            <text:p>118.032</text:p>
          </table:table-cell>
          <table:table-cell office:value-type="float" office:value="117.079" calcext:value-type="float">
            <text:p>117.079</text:p>
          </table:table-cell>
          <table:table-cell office:value-type="float" office:value="118.826" calcext:value-type="float">
            <text:p>118.826</text:p>
          </table:table-cell>
          <table:table-cell office:value-type="float" office:value="12.649" calcext:value-type="float">
            <text:p>12.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7.005" calcext:value-type="float">
            <text:p>117.005</text:p>
          </table:table-cell>
          <table:table-cell office:value-type="float" office:value="116.154" calcext:value-type="float">
            <text:p>116.154</text:p>
          </table:table-cell>
          <table:table-cell office:value-type="float" office:value="117.8" calcext:value-type="float">
            <text:p>117.8</text:p>
          </table:table-cell>
          <table:table-cell office:value-type="float" office:value="16.553" calcext:value-type="float">
            <text:p>16.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7.046" calcext:value-type="float">
            <text:p>117.046</text:p>
          </table:table-cell>
          <table:table-cell office:value-type="float" office:value="116.804" calcext:value-type="float">
            <text:p>116.804</text:p>
          </table:table-cell>
          <table:table-cell office:value-type="float" office:value="117.399" calcext:value-type="float">
            <text:p>117.399</text:p>
          </table:table-cell>
          <table:table-cell office:value-type="float" office:value="15.033" calcext:value-type="float">
            <text:p>15.0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8.004" calcext:value-type="float">
            <text:p>118.004</text:p>
          </table:table-cell>
          <table:table-cell office:value-type="float" office:value="117.6" calcext:value-type="float">
            <text:p>117.6</text:p>
          </table:table-cell>
          <table:table-cell office:value-type="float" office:value="118.764" calcext:value-type="float">
            <text:p>118.764</text:p>
          </table:table-cell>
          <table:table-cell office:value-type="float" office:value="14.318" calcext:value-type="float">
            <text:p>14.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8.279" calcext:value-type="float">
            <text:p>118.279</text:p>
          </table:table-cell>
          <table:table-cell office:value-type="float" office:value="116.937" calcext:value-type="float">
            <text:p>116.937</text:p>
          </table:table-cell>
          <table:table-cell office:value-type="float" office:value="119.392" calcext:value-type="float">
            <text:p>119.392</text:p>
          </table:table-cell>
          <table:table-cell office:value-type="float" office:value="17.72" calcext:value-type="float">
            <text:p>17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6.87" calcext:value-type="float">
            <text:p>116.8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20.881" calcext:value-type="float">
            <text:p>20.8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8.027" calcext:value-type="float">
            <text:p>118.027</text:p>
          </table:table-cell>
          <table:table-cell office:value-type="float" office:value="117.009" calcext:value-type="float">
            <text:p>117.009</text:p>
          </table:table-cell>
          <table:table-cell office:value-type="float" office:value="119" calcext:value-type="float">
            <text:p>119</text:p>
          </table:table-cell>
          <table:table-cell office:value-type="float" office:value="18.028" calcext:value-type="float">
            <text:p>18.0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16.847" calcext:value-type="float">
            <text:p>116.84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22.866" calcext:value-type="float">
            <text:p>22.8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7.376" calcext:value-type="float">
            <text:p>117.376</text:p>
          </table:table-cell>
          <table:table-cell office:value-type="float" office:value="116.962" calcext:value-type="float">
            <text:p>116.962</text:p>
          </table:table-cell>
          <table:table-cell office:value-type="float" office:value="117.966" calcext:value-type="float">
            <text:p>117.966</text:p>
          </table:table-cell>
          <table:table-cell office:value-type="float" office:value="19.925" calcext:value-type="float">
            <text:p>19.9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16.352" calcext:value-type="float">
            <text:p>116.352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20.964" calcext:value-type="float">
            <text:p>20.9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7.811" calcext:value-type="float">
            <text:p>117.811</text:p>
          </table:table-cell>
          <table:table-cell office:value-type="float" office:value="117.015" calcext:value-type="float">
            <text:p>117.015</text:p>
          </table:table-cell>
          <table:table-cell office:value-type="float" office:value="118.39" calcext:value-type="float">
            <text:p>118.39</text:p>
          </table:table-cell>
          <table:table-cell office:value-type="float" office:value="18.385" calcext:value-type="float">
            <text:p>18.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17.891" calcext:value-type="float">
            <text:p>117.891</text:p>
          </table:table-cell>
          <table:table-cell office:value-type="float" office:value="117" calcext:value-type="float">
            <text:p>117</text:p>
          </table:table-cell>
          <table:table-cell office:value-type="float" office:value="118.999" calcext:value-type="float">
            <text:p>118.999</text:p>
          </table:table-cell>
          <table:table-cell office:value-type="float" office:value="20.025" calcext:value-type="float">
            <text:p>20.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8.307" calcext:value-type="float">
            <text:p>128.307</text:p>
          </table:table-cell>
          <table:table-cell office:value-type="float" office:value="125.201" calcext:value-type="float">
            <text:p>125.201</text:p>
          </table:table-cell>
          <table:table-cell office:value-type="float" office:value="131.4" calcext:value-type="float">
            <text:p>131.4</text:p>
          </table:table-cell>
          <table:table-cell office:value-type="float" office:value="26.249" calcext:value-type="float">
            <text:p>26.2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27.47" calcext:value-type="float">
            <text:p>127.47</text:p>
          </table:table-cell>
          <table:table-cell office:value-type="float" office:value="123.956" calcext:value-type="float">
            <text:p>123.956</text:p>
          </table:table-cell>
          <table:table-cell office:value-type="float" office:value="131" calcext:value-type="float">
            <text:p>131</text:p>
          </table:table-cell>
          <table:table-cell office:value-type="float" office:value="27.893" calcext:value-type="float">
            <text:p>27.8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6.007" calcext:value-type="float">
            <text:p>126.007</text:p>
          </table:table-cell>
          <table:table-cell office:value-type="float" office:value="122.822" calcext:value-type="float">
            <text:p>122.822</text:p>
          </table:table-cell>
          <table:table-cell office:value-type="float" office:value="130.138" calcext:value-type="float">
            <text:p>130.138</text:p>
          </table:table-cell>
          <table:table-cell office:value-type="float" office:value="27.785" calcext:value-type="float">
            <text:p>27.7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4.909" calcext:value-type="float">
            <text:p>124.909</text:p>
          </table:table-cell>
          <table:table-cell office:value-type="float" office:value="122.116" calcext:value-type="float">
            <text:p>122.116</text:p>
          </table:table-cell>
          <table:table-cell office:value-type="float" office:value="127.397" calcext:value-type="float">
            <text:p>127.397</text:p>
          </table:table-cell>
          <table:table-cell office:value-type="float" office:value="20.224" calcext:value-type="float">
            <text:p>20.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4.519" calcext:value-type="float">
            <text:p>124.519</text:p>
          </table:table-cell>
          <table:table-cell office:value-type="float" office:value="122.125" calcext:value-type="float">
            <text:p>122.125</text:p>
          </table:table-cell>
          <table:table-cell office:value-type="float" office:value="129.473" calcext:value-type="float">
            <text:p>129.473</text:p>
          </table:table-cell>
          <table:table-cell office:value-type="float" office:value="20.224" calcext:value-type="float">
            <text:p>20.224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16.983" calcext:value-type="float">
            <text:p>116.983</text:p>
          </table:table-cell>
          <table:table-cell office:value-type="float" office:value="116" calcext:value-type="float">
            <text:p>116</text:p>
          </table:table-cell>
          <table:table-cell office:value-type="float" office:value="118.08" calcext:value-type="float">
            <text:p>118.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7.224" calcext:value-type="float">
            <text:p>117.224</text:p>
          </table:table-cell>
          <table:table-cell office:value-type="float" office:value="116.109" calcext:value-type="float">
            <text:p>116.109</text:p>
          </table:table-cell>
          <table:table-cell office:value-type="float" office:value="118.893" calcext:value-type="float">
            <text:p>118.893</text:p>
          </table:table-cell>
          <table:table-cell office:value-type="float" office:value="20.881" calcext:value-type="float">
            <text:p>20.8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18.287" calcext:value-type="float">
            <text:p>118.287</text:p>
          </table:table-cell>
          <table:table-cell office:value-type="float" office:value="116.24" calcext:value-type="float">
            <text:p>116.24</text:p>
          </table:table-cell>
          <table:table-cell office:value-type="float" office:value="120" calcext:value-type="float">
            <text:p>120</text:p>
          </table:table-cell>
          <table:table-cell office:value-type="float" office:value="25.246" calcext:value-type="float">
            <text:p>25.2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7.238" calcext:value-type="float">
            <text:p>117.238</text:p>
          </table:table-cell>
          <table:table-cell office:value-type="float" office:value="116" calcext:value-type="float">
            <text:p>116</text:p>
          </table:table-cell>
          <table:table-cell office:value-type="float" office:value="118.437" calcext:value-type="float">
            <text:p>118.437</text:p>
          </table:table-cell>
          <table:table-cell office:value-type="float" office:value="20.809" calcext:value-type="float">
            <text:p>20.8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6.943" calcext:value-type="float">
            <text:p>116.943</text:p>
          </table:table-cell>
          <table:table-cell office:value-type="float" office:value="116.142" calcext:value-type="float">
            <text:p>116.142</text:p>
          </table:table-cell>
          <table:table-cell office:value-type="float" office:value="118" calcext:value-type="float">
            <text:p>118</text:p>
          </table:table-cell>
          <table:table-cell office:value-type="float" office:value="23.022" calcext:value-type="float">
            <text:p>23.0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9.353" calcext:value-type="float">
            <text:p>129.353</text:p>
          </table:table-cell>
          <table:table-cell office:value-type="float" office:value="127.824" calcext:value-type="float">
            <text:p>127.824</text:p>
          </table:table-cell>
          <table:table-cell office:value-type="float" office:value="131.384" calcext:value-type="float">
            <text:p>131.384</text:p>
          </table:table-cell>
          <table:table-cell office:value-type="float" office:value="19.723" calcext:value-type="float">
            <text:p>19.7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6.433" calcext:value-type="float">
            <text:p>126.433</text:p>
          </table:table-cell>
          <table:table-cell office:value-type="float" office:value="125.108" calcext:value-type="float">
            <text:p>125.108</text:p>
          </table:table-cell>
          <table:table-cell office:value-type="float" office:value="127.356" calcext:value-type="float">
            <text:p>127.356</text:p>
          </table:table-cell>
          <table:table-cell office:value-type="float" office:value="14.765" calcext:value-type="float">
            <text:p>14.7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8.244" calcext:value-type="float">
            <text:p>128.244</text:p>
          </table:table-cell>
          <table:table-cell office:value-type="float" office:value="123.989" calcext:value-type="float">
            <text:p>123.989</text:p>
          </table:table-cell>
          <table:table-cell office:value-type="float" office:value="131.396" calcext:value-type="float">
            <text:p>131.396</text:p>
          </table:table-cell>
          <table:table-cell office:value-type="float" office:value="19.105" calcext:value-type="float">
            <text:p>19.1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121.513" calcext:value-type="float">
            <text:p>121.513</text:p>
          </table:table-cell>
          <table:table-cell office:value-type="float" office:value="133.442" calcext:value-type="float">
            <text:p>133.442</text:p>
          </table:table-cell>
          <table:table-cell office:value-type="float" office:value="19.235" calcext:value-type="float">
            <text:p>19.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26.995" calcext:value-type="float">
            <text:p>126.995</text:p>
          </table:table-cell>
          <table:table-cell office:value-type="float" office:value="123.967" calcext:value-type="float">
            <text:p>123.967</text:p>
          </table:table-cell>
          <table:table-cell office:value-type="float" office:value="129.944" calcext:value-type="float">
            <text:p>129.944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25.228" calcext:value-type="float">
            <text:p>125.228</text:p>
          </table:table-cell>
          <table:table-cell office:value-type="float" office:value="120.649" calcext:value-type="float">
            <text:p>120.649</text:p>
          </table:table-cell>
          <table:table-cell office:value-type="float" office:value="131.04" calcext:value-type="float">
            <text:p>131.04</text:p>
          </table:table-cell>
          <table:table-cell office:value-type="float" office:value="27.166" calcext:value-type="float">
            <text:p>27.1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25.785" calcext:value-type="float">
            <text:p>125.785</text:p>
          </table:table-cell>
          <table:table-cell office:value-type="float" office:value="122.09" calcext:value-type="float">
            <text:p>122.09</text:p>
          </table:table-cell>
          <table:table-cell office:value-type="float" office:value="129.81" calcext:value-type="float">
            <text:p>129.81</text:p>
          </table:table-cell>
          <table:table-cell office:value-type="float" office:value="23.345" calcext:value-type="float">
            <text:p>23.345</text:p>
          </table:table-cell>
        </table:table-row>
      </table:table>
      <table:table table:name="20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8.266" calcext:value-type="float">
            <text:p>118.266</text:p>
          </table:table-cell>
          <table:table-cell office:value-type="float" office:value="117" calcext:value-type="float">
            <text:p>117</text:p>
          </table:table-cell>
          <table:table-cell office:value-type="float" office:value="119.353" calcext:value-type="float">
            <text:p>119.353</text:p>
          </table:table-cell>
          <table:table-cell office:value-type="float" office:value="20.396" calcext:value-type="float">
            <text:p>20.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18.545" calcext:value-type="float">
            <text:p>118.545</text:p>
          </table:table-cell>
          <table:table-cell office:value-type="float" office:value="117.788" calcext:value-type="float">
            <text:p>117.788</text:p>
          </table:table-cell>
          <table:table-cell office:value-type="float" office:value="119.719" calcext:value-type="float">
            <text:p>119.719</text:p>
          </table:table-cell>
          <table:table-cell office:value-type="float" office:value="27.074" calcext:value-type="float">
            <text:p>27.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7.837" calcext:value-type="float">
            <text:p>117.837</text:p>
          </table:table-cell>
          <table:table-cell office:value-type="float" office:value="117" calcext:value-type="float">
            <text:p>117</text:p>
          </table:table-cell>
          <table:table-cell office:value-type="float" office:value="118.075" calcext:value-type="float">
            <text:p>118.075</text:p>
          </table:table-cell>
          <table:table-cell office:value-type="float" office:value="19.235" calcext:value-type="float">
            <text:p>19.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8.684" calcext:value-type="float">
            <text:p>118.684</text:p>
          </table:table-cell>
          <table:table-cell office:value-type="float" office:value="117.753" calcext:value-type="float">
            <text:p>117.753</text:p>
          </table:table-cell>
          <table:table-cell office:value-type="float" office:value="119.907" calcext:value-type="float">
            <text:p>119.907</text:p>
          </table:table-cell>
          <table:table-cell office:value-type="float" office:value="23.35" calcext:value-type="float">
            <text:p>23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7.774" calcext:value-type="float">
            <text:p>117.774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7.464" calcext:value-type="float">
            <text:p>17.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18.677" calcext:value-type="float">
            <text:p>118.677</text:p>
          </table:table-cell>
          <table:table-cell office:value-type="float" office:value="117.855" calcext:value-type="float">
            <text:p>117.855</text:p>
          </table:table-cell>
          <table:table-cell office:value-type="float" office:value="119.832" calcext:value-type="float">
            <text:p>119.832</text:p>
          </table:table-cell>
          <table:table-cell office:value-type="float" office:value="23.909" calcext:value-type="float">
            <text:p>23.9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26.131" calcext:value-type="float">
            <text:p>126.131</text:p>
          </table:table-cell>
          <table:table-cell office:value-type="float" office:value="123.103" calcext:value-type="float">
            <text:p>123.103</text:p>
          </table:table-cell>
          <table:table-cell office:value-type="float" office:value="129.184" calcext:value-type="float">
            <text:p>129.184</text:p>
          </table:table-cell>
          <table:table-cell office:value-type="float" office:value="25.612" calcext:value-type="float">
            <text:p>25.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25.703" calcext:value-type="float">
            <text:p>125.703</text:p>
          </table:table-cell>
          <table:table-cell office:value-type="float" office:value="122" calcext:value-type="float">
            <text:p>122</text:p>
          </table:table-cell>
          <table:table-cell office:value-type="float" office:value="128.511" calcext:value-type="float">
            <text:p>128.511</text:p>
          </table:table-cell>
          <table:table-cell office:value-type="float" office:value="22.804" calcext:value-type="float">
            <text:p>22.8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8.231" calcext:value-type="float">
            <text:p>128.231</text:p>
          </table:table-cell>
          <table:table-cell office:value-type="float" office:value="125.671" calcext:value-type="float">
            <text:p>125.671</text:p>
          </table:table-cell>
          <table:table-cell office:value-type="float" office:value="135" calcext:value-type="float">
            <text:p>135</text:p>
          </table:table-cell>
          <table:table-cell office:value-type="float" office:value="20.616" calcext:value-type="float">
            <text:p>20.6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4.609" calcext:value-type="float">
            <text:p>124.609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8.35" calcext:value-type="float">
            <text:p>128.35</text:p>
          </table:table-cell>
          <table:table-cell office:value-type="float" office:value="124" calcext:value-type="float">
            <text:p>124</text:p>
          </table:table-cell>
          <table:table-cell office:value-type="float" office:value="130.49" calcext:value-type="float">
            <text:p>130.49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5.85" calcext:value-type="float">
            <text:p>125.85</text:p>
          </table:table-cell>
          <table:table-cell office:value-type="float" office:value="123.037" calcext:value-type="float">
            <text:p>123.037</text:p>
          </table:table-cell>
          <table:table-cell office:value-type="float" office:value="131.412" calcext:value-type="float">
            <text:p>131.412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7.667" calcext:value-type="float">
            <text:p>127.667</text:p>
          </table:table-cell>
          <table:table-cell office:value-type="float" office:value="124.992" calcext:value-type="float">
            <text:p>124.992</text:p>
          </table:table-cell>
          <table:table-cell office:value-type="float" office:value="130" calcext:value-type="float">
            <text:p>130</text:p>
          </table:table-cell>
          <table:table-cell office:value-type="float" office:value="26.401" calcext:value-type="float">
            <text:p>26.40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6.423" calcext:value-type="float">
            <text:p>126.423</text:p>
          </table:table-cell>
          <table:table-cell office:value-type="float" office:value="124.557" calcext:value-type="float">
            <text:p>124.557</text:p>
          </table:table-cell>
          <table:table-cell office:value-type="float" office:value="129.406" calcext:value-type="float">
            <text:p>129.406</text:p>
          </table:table-cell>
          <table:table-cell office:value-type="float" office:value="13.892" calcext:value-type="float">
            <text:p>13.892</text:p>
          </table:table-cell>
        </table:table-row>
      </table:table>
      <table:table table:name="50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4.629" calcext:value-type="float">
            <text:p>114.629</text:p>
          </table:table-cell>
          <table:table-cell office:value-type="float" office:value="109.513" calcext:value-type="float">
            <text:p>109.513</text:p>
          </table:table-cell>
          <table:table-cell office:value-type="float" office:value="121.159" calcext:value-type="float">
            <text:p>121.159</text:p>
          </table:table-cell>
          <table:table-cell office:value-type="float" office:value="95.41" calcext:value-type="float">
            <text:p>95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14.738" calcext:value-type="float">
            <text:p>114.738</text:p>
          </table:table-cell>
          <table:table-cell office:value-type="float" office:value="110.141" calcext:value-type="float">
            <text:p>110.141</text:p>
          </table:table-cell>
          <table:table-cell office:value-type="float" office:value="123.405" calcext:value-type="float">
            <text:p>123.405</text:p>
          </table:table-cell>
          <table:table-cell office:value-type="float" office:value="90.715" calcext:value-type="float">
            <text:p>90.7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14.57" calcext:value-type="float">
            <text:p>114.57</text:p>
          </table:table-cell>
          <table:table-cell office:value-type="float" office:value="110.313" calcext:value-type="float">
            <text:p>110.313</text:p>
          </table:table-cell>
          <table:table-cell office:value-type="float" office:value="123.119" calcext:value-type="float">
            <text:p>123.119</text:p>
          </table:table-cell>
          <table:table-cell office:value-type="float" office:value="87.092" calcext:value-type="float">
            <text:p>87.0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4.495" calcext:value-type="float">
            <text:p>114.495</text:p>
          </table:table-cell>
          <table:table-cell office:value-type="float" office:value="110.5" calcext:value-type="float">
            <text:p>110.5</text:p>
          </table:table-cell>
          <table:table-cell office:value-type="float" office:value="122" calcext:value-type="float">
            <text:p>122</text:p>
          </table:table-cell>
          <table:table-cell office:value-type="float" office:value="79.092" calcext:value-type="float">
            <text:p>79.0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14.779" calcext:value-type="float">
            <text:p>114.779</text:p>
          </table:table-cell>
          <table:table-cell office:value-type="float" office:value="109.767" calcext:value-type="float">
            <text:p>109.767</text:p>
          </table:table-cell>
          <table:table-cell office:value-type="float" office:value="126" calcext:value-type="float">
            <text:p>126</text:p>
          </table:table-cell>
          <table:table-cell office:value-type="float" office:value="77.57" calcext:value-type="float">
            <text:p>77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14.731" calcext:value-type="float">
            <text:p>114.731</text:p>
          </table:table-cell>
          <table:table-cell office:value-type="float" office:value="110.108" calcext:value-type="float">
            <text:p>110.108</text:p>
          </table:table-cell>
          <table:table-cell office:value-type="float" office:value="124" calcext:value-type="float">
            <text:p>124</text:p>
          </table:table-cell>
          <table:table-cell office:value-type="float" office:value="92.631" calcext:value-type="float">
            <text:p>92.6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15.34" calcext:value-type="float">
            <text:p>115.34</text:p>
          </table:table-cell>
          <table:table-cell office:value-type="float" office:value="110.216" calcext:value-type="float">
            <text:p>110.216</text:p>
          </table:table-cell>
          <table:table-cell office:value-type="float" office:value="125.018" calcext:value-type="float">
            <text:p>125.018</text:p>
          </table:table-cell>
          <table:table-cell office:value-type="float" office:value="94.929" calcext:value-type="float">
            <text:p>94.9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115.74" calcext:value-type="float">
            <text:p>115.74</text:p>
          </table:table-cell>
          <table:table-cell office:value-type="float" office:value="111.757" calcext:value-type="float">
            <text:p>111.757</text:p>
          </table:table-cell>
          <table:table-cell office:value-type="float" office:value="124.169" calcext:value-type="float">
            <text:p>124.169</text:p>
          </table:table-cell>
          <table:table-cell office:value-type="float" office:value="91.523" calcext:value-type="float">
            <text:p>91.5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15.396" calcext:value-type="float">
            <text:p>115.396</text:p>
          </table:table-cell>
          <table:table-cell office:value-type="float" office:value="110.178" calcext:value-type="float">
            <text:p>110.178</text:p>
          </table:table-cell>
          <table:table-cell office:value-type="float" office:value="124.203" calcext:value-type="float">
            <text:p>124.203</text:p>
          </table:table-cell>
          <table:table-cell office:value-type="float" office:value="88.794" calcext:value-type="float">
            <text:p>88.7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.039" calcext:value-type="float">
            <text:p>115.039</text:p>
          </table:table-cell>
          <table:table-cell office:value-type="float" office:value="109.503" calcext:value-type="float">
            <text:p>109.503</text:p>
          </table:table-cell>
          <table:table-cell office:value-type="float" office:value="124.97" calcext:value-type="float">
            <text:p>124.97</text:p>
          </table:table-cell>
          <table:table-cell office:value-type="float" office:value="90.054" calcext:value-type="float">
            <text:p>90.054</text:p>
          </table:table-cell>
        </table:table-row>
      </table:table>
      <table:table table:name="100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14.739" calcext:value-type="float">
            <text:p>114.739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8.779" calcext:value-type="float">
            <text:p>118.779</text:p>
          </table:table-cell>
          <table:table-cell office:value-type="float" office:value="131.284" calcext:value-type="float">
            <text:p>131.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114.931" calcext:value-type="float">
            <text:p>114.931</text:p>
          </table:table-cell>
          <table:table-cell office:value-type="float" office:value="110.14" calcext:value-type="float">
            <text:p>110.14</text:p>
          </table:table-cell>
          <table:table-cell office:value-type="float" office:value="130" calcext:value-type="float">
            <text:p>130</text:p>
          </table:table-cell>
          <table:table-cell office:value-type="float" office:value="141.116" calcext:value-type="float">
            <text:p>141.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15.314" calcext:value-type="float">
            <text:p>115.314</text:p>
          </table:table-cell>
          <table:table-cell office:value-type="float" office:value="110.892" calcext:value-type="float">
            <text:p>110.892</text:p>
          </table:table-cell>
          <table:table-cell office:value-type="float" office:value="124.19" calcext:value-type="float">
            <text:p>124.19</text:p>
          </table:table-cell>
          <table:table-cell office:value-type="float" office:value="95.821" calcext:value-type="float">
            <text:p>95.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115.721" calcext:value-type="float">
            <text:p>115.721</text:p>
          </table:table-cell>
          <table:table-cell office:value-type="float" office:value="109.817" calcext:value-type="float">
            <text:p>109.817</text:p>
          </table:table-cell>
          <table:table-cell office:value-type="float" office:value="126.036" calcext:value-type="float">
            <text:p>126.036</text:p>
          </table:table-cell>
          <table:table-cell office:value-type="float" office:value="148.343" calcext:value-type="float">
            <text:p>148.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115.527" calcext:value-type="float">
            <text:p>115.527</text:p>
          </table:table-cell>
          <table:table-cell office:value-type="float" office:value="111.66" calcext:value-type="float">
            <text:p>111.66</text:p>
          </table:table-cell>
          <table:table-cell office:value-type="float" office:value="127.187" calcext:value-type="float">
            <text:p>127.187</text:p>
          </table:table-cell>
          <table:table-cell office:value-type="float" office:value="122.769" calcext:value-type="float">
            <text:p>122.7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09.61" calcext:value-type="float">
            <text:p>109.61</text:p>
          </table:table-cell>
          <table:table-cell office:value-type="float" office:value="123.351" calcext:value-type="float">
            <text:p>123.351</text:p>
          </table:table-cell>
          <table:table-cell office:value-type="float" office:value="133.997" calcext:value-type="float">
            <text:p>133.9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114.69" calcext:value-type="float">
            <text:p>114.69</text:p>
          </table:table-cell>
          <table:table-cell office:value-type="float" office:value="110.007" calcext:value-type="float">
            <text:p>110.007</text:p>
          </table:table-cell>
          <table:table-cell office:value-type="float" office:value="123.328" calcext:value-type="float">
            <text:p>123.328</text:p>
          </table:table-cell>
          <table:table-cell office:value-type="float" office:value="147.171" calcext:value-type="float">
            <text:p>147.1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10.472" calcext:value-type="float">
            <text:p>110.472</text:p>
          </table:table-cell>
          <table:table-cell office:value-type="float" office:value="124.924" calcext:value-type="float">
            <text:p>124.924</text:p>
          </table:table-cell>
          <table:table-cell office:value-type="float" office:value="128.258" calcext:value-type="float">
            <text:p>128.2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15.26" calcext:value-type="float">
            <text:p>115.26</text:p>
          </table:table-cell>
          <table:table-cell office:value-type="float" office:value="110.342" calcext:value-type="float">
            <text:p>110.342</text:p>
          </table:table-cell>
          <table:table-cell office:value-type="float" office:value="124.668" calcext:value-type="float">
            <text:p>124.668</text:p>
          </table:table-cell>
          <table:table-cell office:value-type="float" office:value="145.823" calcext:value-type="float">
            <text:p>145.8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114.893" calcext:value-type="float">
            <text:p>114.893</text:p>
          </table:table-cell>
          <table:table-cell office:value-type="float" office:value="110.28" calcext:value-type="float">
            <text:p>110.28</text:p>
          </table:table-cell>
          <table:table-cell office:value-type="float" office:value="121.244" calcext:value-type="float">
            <text:p>121.244</text:p>
          </table:table-cell>
          <table:table-cell office:value-type="float" office:value="131.492" calcext:value-type="float">
            <text:p>131.4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15.2" calcext:value-type="float">
            <text:p>115.2</text:p>
          </table:table-cell>
          <table:table-cell office:value-type="float" office:value="109.603" calcext:value-type="float">
            <text:p>109.603</text:p>
          </table:table-cell>
          <table:table-cell office:value-type="float" office:value="124.407" calcext:value-type="float">
            <text:p>124.407</text:p>
          </table:table-cell>
          <table:table-cell office:value-type="float" office:value="145.035" calcext:value-type="float">
            <text:p>145.035</text:p>
          </table:table-cell>
        </table:table-row>
      </table:table>
      <table:table table:name="400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16.313" calcext:value-type="float">
            <text:p>116.313</text:p>
          </table:table-cell>
          <table:table-cell office:value-type="float" office:value="111.778" calcext:value-type="float">
            <text:p>111.778</text:p>
          </table:table-cell>
          <table:table-cell office:value-type="float" office:value="125.89" calcext:value-type="float">
            <text:p>125.89</text:p>
          </table:table-cell>
          <table:table-cell office:value-type="float" office:value="175.919" calcext:value-type="float">
            <text:p>175.9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115.679" calcext:value-type="float">
            <text:p>115.679</text:p>
          </table:table-cell>
          <table:table-cell office:value-type="float" office:value="110.949" calcext:value-type="float">
            <text:p>110.949</text:p>
          </table:table-cell>
          <table:table-cell office:value-type="float" office:value="119.331" calcext:value-type="float">
            <text:p>119.331</text:p>
          </table:table-cell>
          <table:table-cell office:value-type="float" office:value="142.536" calcext:value-type="float">
            <text:p>142.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16.177" calcext:value-type="float">
            <text:p>116.177</text:p>
          </table:table-cell>
          <table:table-cell office:value-type="float" office:value="110.837" calcext:value-type="float">
            <text:p>110.837</text:p>
          </table:table-cell>
          <table:table-cell office:value-type="float" office:value="123.962" calcext:value-type="float">
            <text:p>123.962</text:p>
          </table:table-cell>
          <table:table-cell office:value-type="float" office:value="174.236" calcext:value-type="float">
            <text:p>174.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126.468" calcext:value-type="float">
            <text:p>126.468</text:p>
          </table:table-cell>
          <table:table-cell office:value-type="float" office:value="122.339" calcext:value-type="float">
            <text:p>122.339</text:p>
          </table:table-cell>
          <table:table-cell office:value-type="float" office:value="134.124" calcext:value-type="float">
            <text:p>134.124</text:p>
          </table:table-cell>
          <table:table-cell office:value-type="float" office:value="167.804" calcext:value-type="float">
            <text:p>167.8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16.68" calcext:value-type="float">
            <text:p>116.68</text:p>
          </table:table-cell>
          <table:table-cell office:value-type="float" office:value="110.853" calcext:value-type="float">
            <text:p>110.853</text:p>
          </table:table-cell>
          <table:table-cell office:value-type="float" office:value="124.398" calcext:value-type="float">
            <text:p>124.398</text:p>
          </table:table-cell>
          <table:table-cell office:value-type="float" office:value="179.359" calcext:value-type="float">
            <text:p>179.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124.85" calcext:value-type="float">
            <text:p>124.85</text:p>
          </table:table-cell>
          <table:table-cell office:value-type="float" office:value="120.129" calcext:value-type="float">
            <text:p>120.129</text:p>
          </table:table-cell>
          <table:table-cell office:value-type="float" office:value="131.451" calcext:value-type="float">
            <text:p>131.451</text:p>
          </table:table-cell>
          <table:table-cell office:value-type="float" office:value="188.531" calcext:value-type="float">
            <text:p>188.5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117.052" calcext:value-type="float">
            <text:p>117.052</text:p>
          </table:table-cell>
          <table:table-cell office:value-type="float" office:value="112.157" calcext:value-type="float">
            <text:p>112.157</text:p>
          </table:table-cell>
          <table:table-cell office:value-type="float" office:value="126.427" calcext:value-type="float">
            <text:p>126.427</text:p>
          </table:table-cell>
          <table:table-cell office:value-type="float" office:value="151.424" calcext:value-type="float">
            <text:p>151.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116.556" calcext:value-type="float">
            <text:p>116.556</text:p>
          </table:table-cell>
          <table:table-cell office:value-type="float" office:value="113.014" calcext:value-type="float">
            <text:p>113.014</text:p>
          </table:table-cell>
          <table:table-cell office:value-type="float" office:value="125.42" calcext:value-type="float">
            <text:p>125.42</text:p>
          </table:table-cell>
          <table:table-cell office:value-type="float" office:value="171.296" calcext:value-type="float">
            <text:p>171.2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16.857" calcext:value-type="float">
            <text:p>116.857</text:p>
          </table:table-cell>
          <table:table-cell office:value-type="float" office:value="113.227" calcext:value-type="float">
            <text:p>113.227</text:p>
          </table:table-cell>
          <table:table-cell office:value-type="float" office:value="123.415" calcext:value-type="float">
            <text:p>123.415</text:p>
          </table:table-cell>
          <table:table-cell office:value-type="float" office:value="164.413" calcext:value-type="float">
            <text:p>164.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16.954" calcext:value-type="float">
            <text:p>116.954</text:p>
          </table:table-cell>
          <table:table-cell office:value-type="float" office:value="112.274" calcext:value-type="float">
            <text:p>112.274</text:p>
          </table:table-cell>
          <table:table-cell office:value-type="float" office:value="126.203" calcext:value-type="float">
            <text:p>126.203</text:p>
          </table:table-cell>
          <table:table-cell office:value-type="float" office:value="169.116" calcext:value-type="float">
            <text:p>169.1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float" office:value="116.752" calcext:value-type="float">
            <text:p>116.752</text:p>
          </table:table-cell>
          <table:table-cell office:value-type="float" office:value="112.28" calcext:value-type="float">
            <text:p>112.28</text:p>
          </table:table-cell>
          <table:table-cell office:value-type="float" office:value="124.645" calcext:value-type="float">
            <text:p>124.645</text:p>
          </table:table-cell>
          <table:table-cell office:value-type="float" office:value="166.51" calcext:value-type="float">
            <text:p>166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127.179" calcext:value-type="float">
            <text:p>127.179</text:p>
          </table:table-cell>
          <table:table-cell office:value-type="float" office:value="121.477" calcext:value-type="float">
            <text:p>121.477</text:p>
          </table:table-cell>
          <table:table-cell office:value-type="float" office:value="137.243" calcext:value-type="float">
            <text:p>137.243</text:p>
          </table:table-cell>
          <table:table-cell office:value-type="float" office:value="192.224" calcext:value-type="float">
            <text:p>192.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16.299" calcext:value-type="float">
            <text:p>116.299</text:p>
          </table:table-cell>
          <table:table-cell office:value-type="float" office:value="111.375" calcext:value-type="float">
            <text:p>111.375</text:p>
          </table:table-cell>
          <table:table-cell office:value-type="float" office:value="122.732" calcext:value-type="float">
            <text:p>122.732</text:p>
          </table:table-cell>
          <table:table-cell office:value-type="float" office:value="175.57" calcext:value-type="float">
            <text:p>175.57</text:p>
          </table:table-cell>
        </table:table-row>
      </table:table>
      <table:table table:name="1000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16.534" calcext:value-type="float">
            <text:p>116.534</text:p>
          </table:table-cell>
          <table:table-cell office:value-type="float" office:value="113.028" calcext:value-type="float">
            <text:p>113.028</text:p>
          </table:table-cell>
          <table:table-cell office:value-type="float" office:value="121.709" calcext:value-type="float">
            <text:p>121.709</text:p>
          </table:table-cell>
          <table:table-cell office:value-type="float" office:value="175.395" calcext:value-type="float">
            <text:p>175.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117.33" calcext:value-type="float">
            <text:p>117.33</text:p>
          </table:table-cell>
          <table:table-cell office:value-type="float" office:value="111.445" calcext:value-type="float">
            <text:p>111.445</text:p>
          </table:table-cell>
          <table:table-cell office:value-type="float" office:value="126.105" calcext:value-type="float">
            <text:p>126.105</text:p>
          </table:table-cell>
          <table:table-cell office:value-type="float" office:value="213.041" calcext:value-type="float">
            <text:p>213.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117.477" calcext:value-type="float">
            <text:p>117.477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849" calcext:value-type="float">
            <text:p>125.849</text:p>
          </table:table-cell>
          <table:table-cell office:value-type="float" office:value="187.843" calcext:value-type="float">
            <text:p>187.8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116.796" calcext:value-type="float">
            <text:p>116.796</text:p>
          </table:table-cell>
          <table:table-cell office:value-type="float" office:value="112.34" calcext:value-type="float">
            <text:p>112.34</text:p>
          </table:table-cell>
          <table:table-cell office:value-type="float" office:value="123.625" calcext:value-type="float">
            <text:p>123.625</text:p>
          </table:table-cell>
          <table:table-cell office:value-type="float" office:value="172.58" calcext:value-type="float">
            <text:p>172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17.391" calcext:value-type="float">
            <text:p>117.391</text:p>
          </table:table-cell>
          <table:table-cell office:value-type="float" office:value="112.777" calcext:value-type="float">
            <text:p>112.777</text:p>
          </table:table-cell>
          <table:table-cell office:value-type="float" office:value="132.53" calcext:value-type="float">
            <text:p>132.53</text:p>
          </table:table-cell>
          <table:table-cell office:value-type="float" office:value="186.944" calcext:value-type="float">
            <text:p>186.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28.542" calcext:value-type="float">
            <text:p>128.542</text:p>
          </table:table-cell>
          <table:table-cell office:value-type="float" office:value="123.513" calcext:value-type="float">
            <text:p>123.513</text:p>
          </table:table-cell>
          <table:table-cell office:value-type="float" office:value="136.298" calcext:value-type="float">
            <text:p>136.298</text:p>
          </table:table-cell>
          <table:table-cell office:value-type="float" office:value="143.118" calcext:value-type="float">
            <text:p>143.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115.331" calcext:value-type="float">
            <text:p>115.331</text:p>
          </table:table-cell>
          <table:table-cell office:value-type="float" office:value="110.091" calcext:value-type="float">
            <text:p>110.091</text:p>
          </table:table-cell>
          <table:table-cell office:value-type="float" office:value="122.717" calcext:value-type="float">
            <text:p>122.717</text:p>
          </table:table-cell>
          <table:table-cell office:value-type="float" office:value="134.657" calcext:value-type="float">
            <text:p>134.6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115.483" calcext:value-type="float">
            <text:p>115.483</text:p>
          </table:table-cell>
          <table:table-cell office:value-type="float" office:value="108.068" calcext:value-type="float">
            <text:p>108.068</text:p>
          </table:table-cell>
          <table:table-cell office:value-type="float" office:value="132" calcext:value-type="float">
            <text:p>132</text:p>
          </table:table-cell>
          <table:table-cell office:value-type="float" office:value="175.951" calcext:value-type="float">
            <text:p>175.9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28.51" calcext:value-type="float">
            <text:p>128.51</text:p>
          </table:table-cell>
          <table:table-cell office:value-type="float" office:value="123.38" calcext:value-type="float">
            <text:p>123.38</text:p>
          </table:table-cell>
          <table:table-cell office:value-type="float" office:value="136.183" calcext:value-type="float">
            <text:p>136.183</text:p>
          </table:table-cell>
          <table:table-cell office:value-type="float" office:value="161.042" calcext:value-type="float">
            <text:p>161.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15.455" calcext:value-type="float">
            <text:p>115.455</text:p>
          </table:table-cell>
          <table:table-cell office:value-type="float" office:value="110.12" calcext:value-type="float">
            <text:p>110.12</text:p>
          </table:table-cell>
          <table:table-cell office:value-type="float" office:value="123.638" calcext:value-type="float">
            <text:p>123.638</text:p>
          </table:table-cell>
          <table:table-cell office:value-type="float" office:value="159.257" calcext:value-type="float">
            <text:p>159.2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115.107" calcext:value-type="float">
            <text:p>115.107</text:p>
          </table:table-cell>
          <table:table-cell office:value-type="float" office:value="109.481" calcext:value-type="float">
            <text:p>109.481</text:p>
          </table:table-cell>
          <table:table-cell office:value-type="float" office:value="125.866" calcext:value-type="float">
            <text:p>125.866</text:p>
          </table:table-cell>
          <table:table-cell office:value-type="float" office:value="149.968" calcext:value-type="float">
            <text:p>149.9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114.287" calcext:value-type="float">
            <text:p>114.287</text:p>
          </table:table-cell>
          <table:table-cell office:value-type="float" office:value="110.005" calcext:value-type="float">
            <text:p>110.005</text:p>
          </table:table-cell>
          <table:table-cell office:value-type="float" office:value="122.296" calcext:value-type="float">
            <text:p>122.296</text:p>
          </table:table-cell>
          <table:table-cell office:value-type="float" office:value="189.329" calcext:value-type="float">
            <text:p>189.3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13.635" calcext:value-type="float">
            <text:p>113.635</text:p>
          </table:table-cell>
          <table:table-cell office:value-type="float" office:value="110.043" calcext:value-type="float">
            <text:p>110.043</text:p>
          </table:table-cell>
          <table:table-cell office:value-type="float" office:value="117.944" calcext:value-type="float">
            <text:p>117.944</text:p>
          </table:table-cell>
          <table:table-cell office:value-type="float" office:value="154.386" calcext:value-type="float">
            <text:p>154.3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4.424" calcext:value-type="float">
            <text:p>124.424</text:p>
          </table:table-cell>
          <table:table-cell office:value-type="float" office:value="119.196" calcext:value-type="float">
            <text:p>119.196</text:p>
          </table:table-cell>
          <table:table-cell office:value-type="float" office:value="130.361" calcext:value-type="float">
            <text:p>130.361</text:p>
          </table:table-cell>
          <table:table-cell office:value-type="float" office:value="182.733" calcext:value-type="float">
            <text:p>182.733</text:p>
          </table:table-cell>
        </table:table-row>
      </table:table>
      <table:table table:name="2000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26.269" calcext:value-type="float">
            <text:p>126.269</text:p>
          </table:table-cell>
          <table:table-cell office:value-type="float" office:value="121" calcext:value-type="float">
            <text:p>121</text:p>
          </table:table-cell>
          <table:table-cell office:value-type="float" office:value="130.883" calcext:value-type="float">
            <text:p>130.883</text:p>
          </table:table-cell>
          <table:table-cell office:value-type="float" office:value="132.054" calcext:value-type="float">
            <text:p>132.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17.98" calcext:value-type="float">
            <text:p>117.98</text:p>
          </table:table-cell>
          <table:table-cell office:value-type="float" office:value="112.402" calcext:value-type="float">
            <text:p>112.402</text:p>
          </table:table-cell>
          <table:table-cell office:value-type="float" office:value="127.775" calcext:value-type="float">
            <text:p>127.775</text:p>
          </table:table-cell>
          <table:table-cell office:value-type="float" office:value="149.579" calcext:value-type="float">
            <text:p>149.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126.567" calcext:value-type="float">
            <text:p>126.567</text:p>
          </table:table-cell>
          <table:table-cell office:value-type="float" office:value="121.688" calcext:value-type="float">
            <text:p>121.688</text:p>
          </table:table-cell>
          <table:table-cell office:value-type="float" office:value="132.184" calcext:value-type="float">
            <text:p>132.184</text:p>
          </table:table-cell>
          <table:table-cell office:value-type="float" office:value="156.386" calcext:value-type="float">
            <text:p>156.3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22.426" calcext:value-type="float">
            <text:p>122.426</text:p>
          </table:table-cell>
          <table:table-cell office:value-type="float" office:value="120.221" calcext:value-type="float">
            <text:p>120.221</text:p>
          </table:table-cell>
          <table:table-cell office:value-type="float" office:value="127.015" calcext:value-type="float">
            <text:p>127.015</text:p>
          </table:table-cell>
          <table:table-cell office:value-type="float" office:value="143.96" calcext:value-type="float">
            <text:p>143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15.843" calcext:value-type="float">
            <text:p>115.843</text:p>
          </table:table-cell>
          <table:table-cell office:value-type="float" office:value="110.549" calcext:value-type="float">
            <text:p>110.549</text:p>
          </table:table-cell>
          <table:table-cell office:value-type="float" office:value="119.592" calcext:value-type="float">
            <text:p>119.592</text:p>
          </table:table-cell>
          <table:table-cell office:value-type="float" office:value="128.843" calcext:value-type="float">
            <text:p>128.8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17.027" calcext:value-type="float">
            <text:p>117.027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5.837" calcext:value-type="float">
            <text:p>125.837</text:p>
          </table:table-cell>
          <table:table-cell office:value-type="float" office:value="141.46" calcext:value-type="float">
            <text:p>141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15.793" calcext:value-type="float">
            <text:p>115.793</text:p>
          </table:table-cell>
          <table:table-cell office:value-type="float" office:value="112.08" calcext:value-type="float">
            <text:p>112.08</text:p>
          </table:table-cell>
          <table:table-cell office:value-type="float" office:value="120.44" calcext:value-type="float">
            <text:p>120.44</text:p>
          </table:table-cell>
          <table:table-cell office:value-type="float" office:value="112.715" calcext:value-type="float">
            <text:p>112.7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116.022" calcext:value-type="float">
            <text:p>116.022</text:p>
          </table:table-cell>
          <table:table-cell office:value-type="float" office:value="112.143" calcext:value-type="float">
            <text:p>112.143</text:p>
          </table:table-cell>
          <table:table-cell office:value-type="float" office:value="124.154" calcext:value-type="float">
            <text:p>124.154</text:p>
          </table:table-cell>
          <table:table-cell office:value-type="float" office:value="139.749" calcext:value-type="float">
            <text:p>139.7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15.308" calcext:value-type="float">
            <text:p>115.308</text:p>
          </table:table-cell>
          <table:table-cell office:value-type="float" office:value="111.337" calcext:value-type="float">
            <text:p>111.337</text:p>
          </table:table-cell>
          <table:table-cell office:value-type="float" office:value="122" calcext:value-type="float">
            <text:p>122</text:p>
          </table:table-cell>
          <table:table-cell office:value-type="float" office:value="114.422" calcext:value-type="float">
            <text:p>114.4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15.301" calcext:value-type="float">
            <text:p>115.301</text:p>
          </table:table-cell>
          <table:table-cell office:value-type="float" office:value="110.7" calcext:value-type="float">
            <text:p>110.7</text:p>
          </table:table-cell>
          <table:table-cell office:value-type="float" office:value="122.042" calcext:value-type="float">
            <text:p>122.042</text:p>
          </table:table-cell>
          <table:table-cell office:value-type="float" office:value="130.196" calcext:value-type="float">
            <text:p>130.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00:57:48.507710317</meta:creation-date>
    <meta:generator>LibreOffice/5.1.4.2$Linux_X86_64 LibreOffice_project/10m0$Build-2</meta:generator>
    <dc:date>2016-11-14T01:15:00.189520466</dc:date>
    <meta:editing-duration>PT17M13S</meta:editing-duration>
    <meta:editing-cycles>1</meta:editing-cycles>
    <meta:document-statistic meta:table-count="8" meta:cell-count="762" meta:object-count="0"/>
  </office:meta>
</office:document-meta>
</file>